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2.572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name="Ubuntu" fo:font-size="54pt" style:font-size-asian="54pt" style:font-size-complex="54pt"/>
    </style:style>
    <style:style style:name="P2" style:family="paragraph">
      <style:text-properties style:font-name="Ubuntu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font-name="Ubuntu1" fo:font-size="66pt" style:font-size-asian="66pt" style:font-size-complex="6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font-name="Ubuntu" fo:font-size="60pt" style:font-size-asian="60pt" style:font-size-complex="60pt"/>
    </style:style>
    <style:style style:name="T3" style:family="text">
      <style:text-properties style:font-name="Ubuntu"/>
    </style:style>
    <style:style style:name="T4" style:family="text">
      <style:text-properties style:font-name="Ubuntu Mono" fo:font-size="28pt" style:font-size-asian="28pt" style:font-size-complex="28pt"/>
    </style:style>
    <style:style style:name="T5" style:family="text">
      <style:text-properties style:font-name="Ubuntu" fo:font-size="32pt" style:font-size-asian="32pt" style:font-size-complex="32pt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style:font-name="Ubuntu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ppusbxd</text:span></text:p>
            <text:p><text:s/>Open source IPP over USB driver</text:p>
            <text:p/>
            <text:p>Daniel Dressler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usbx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 source ipp over usb driver</text:p>
              </text:list-item>
              <text:list-item>
                <text:p>Licensed under corporate friendly Apache 2.0</text:p>
              </text:list-item>
              <text:list-item>
                <text:p>Depends only on Libusb and posixs netowkring</text:p>
              </text:list-item>
              <text:list-item>
                <text:p>Development supported by Google Summer of Code</text:p>
              </text:list-item>
              <text:list-item>
                <text:p>Releasing for Linux soon</text:p>
              </text:list-item>
              <text:list-item>
                <text:p>Not to be confused with Mac's ippusb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 over US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ght weight standard at only 22 pages</text:p>
              </text:list-item>
              <text:list-item>
                <text:p>Ratified by USB forum in 2012</text:p>
              </text:list-item>
              <text:list-item>
                <text:p>Supported by Mac OSX</text:p>
              </text:list-item>
              <text:list-item>
                <text:p>Exposes printer's IPP server</text:p>
              </text:list-item>
              <text:list-item>
                <text:p>Can expose printer's embedded web server over localhos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2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32">
        <draw:frame presentation:style-name="pr1" draw:layer="layout" svg:width="25.199cm" svg:height="16.41cm" svg:x="1.2cm" svg:y="2.4cm">
          <draw:text-box>
            <text:p text:style-name="P3">Example Data Flow</text:p>
            <text:p text:style-name="P4"/>
            <text:p text:style-name="P4"><text:span text:style-name="T3">Interface #1</text:span></text:p>
            <text:p text:style-name="P3"><text:span text:style-name="T4">HTTP request: <text:s/>Ippusbxd =&gt; BULK OUT =&gt; Printer</text:span></text:p>
            <text:p text:style-name="P3"><text:span text:style-name="T4">HTTP response: Ippusbxd &lt;= BULKT IN &lt;= Printer</text:span></text:p>
            <text:p text:style-name="P4"><text:span text:style-name="T5"/></text:p>
            <text:p text:style-name="P4"><text:span text:style-name="T5">Interface #2</text:span></text:p>
            <text:p text:style-name="P3"><text:span text:style-name="T4">HTTP request: <text:s/>Ippusbxd =&gt; BULK OUT =&gt; Printer</text:span></text:p>
            <text:p text:style-name="P3"><text:span text:style-name="T4">HTTP response: Ippusbxd &lt;= BULKT IN &lt;= Printer</text:span></text:p>
            <text:p text:style-name="P4"><text:span text:style-name="T5"/></text:p>
            <text:p text:style-name="P4"><text:span text:style-name="T5">Interface #N</text:span></text:p>
            <text:p text:style-name="P3"><text:span text:style-name="T4">HTTP request: <text:s/>Ippusbxd =&gt; BULK OUT =&gt; Printer</text:span></text:p>
            <text:p text:style-name="P3"><text:span text:style-name="T4">HTTP response: Ippusbxd &lt;= BULKT IN &lt;= Printer</text:span></text:p>
            <text:p text:style-name="P3"><text:span text:style-name="T4"/></text:p>
            <text:p text:style-name="P3"><text:span text:style-name="T4">Interactions may occur simultane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nown Complic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CP is connection oriented</text:p>
              </text:list-item>
              <text:list-item>
                <text:p>USB has no connections</text:p>
              </text:list-item>
              <text:list-item>
                <text:p>TCP has <text:span text:style-name="T6">software</text:span> limited connection count</text:p>
              </text:list-item>
              <text:list-item>
                <text:p>USB has <text:span text:style-name="T7">hardware</text:span> limited interface cou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Handling the Complications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Driver inspects HTTP message size and knows when interface goes out of use.</text:p>
                <text:p><text:span text:style-name="T8">But</text:span></text:p>
              </text:list-item>
              <text:list-item>
                <text:p>HTTP has five methods for marking size</text:p>
              </text:list-item>
              <text:list-item>
                <text:p>Two of HTTP's methods cannot be supported</text:p>
              </text:list-item>
              <text:list-item>
                <text:p>Encryption blocks reading size, cannot be supported</text:p>
                <text:p/>
                <text:p text:style-name="P3">So not all valid HTTP message will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the printer must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ways use Content-length or Chunked Transfer-encoding for messages with bodys</text:p>
              </text:list-item>
              <text:list-item>
                <text:p>Always use full CRLF line endings in headers and chunked messages</text:p>
              </text:list-item>
              <text:list-item>
                <text:p>Reject any requests for encryption</text:p>
              </text:list-item>
              <text:list-item>
                <text:p>Reject any requests for file application defined message delimi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ppusbxd Control flow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p text:style-name="P4">Ippusbxd pools interfaces between every request-response cycle</text:p>
            <text:p text:style-name="P4"/>
            <text:p text:style-name="P4">1. Browser connects to ippusbxd</text:p>
            <text:p text:style-name="P4">2. Browser sends request</text:p>
            <text:p text:style-name="P4">3. ippusbxd acquires USB interface from pool</text:p>
            <text:p text:style-name="P4">4. ippusbxd sends request over BULK OUT</text:p>
            <text:p text:style-name="P4">5. ippusbxd polls BULK IN for printer's response</text:p>
            <text:p text:style-name="P4">6. ippusbxd sends response to browser</text:p>
            <text:p text:style-name="P4">7. ippusbxd returns interface to pool</text:p>
            <text:p text:style-name="P4">8. Goto step 2</text:p>
            <text:p text:style-name="P4"/>
            <text:p text:style-name="P4">This allows ippusbxd to handle any number of TCP conne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mplementing IPP-USB in prin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ick and dirty: Fork ippusbxd, hack in tcp connection opening and inverse the main loop. Hack in proper slave side library for usb. Check with lawyers if Apache 2.0 is acceptable to ship.</text:p>
                <text:p/>
              </text:list-item>
              <text:list-item>
                <text:p>Best: Integrate with embedded web server and treat the interfaces like always open tcp conne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 text:style-name="P5"><text:span text:style-name="T9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9:16:47.900438860</meta:creation-date>
    <dc:date>2014-08-06T20:30:05.540612475</dc:date>
    <meta:editing-duration>PT57M52S</meta:editing-duration>
    <meta:editing-cycles>2</meta:editing-cycles>
    <meta:generator>LibreOffice/4.2.4.2$Linux_X86_64 LibreOffice_project/420m0$Build-2</meta:generator>
    <meta:document-statistic meta:object-count="61"/>
  </office:meta>
</office:document-meta>
</file>